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1.905cm"/>
    </style:style>
    <style:style style:name="Table1.B" style:family="table-column">
      <style:table-column-properties style:column-width="12.1cm"/>
    </style:style>
    <style:style style:name="Table1.C" style:family="table-column">
      <style:table-column-properties style:column-width="3.00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8eaa" officeooo:paragraph-rsid="001d8eaa"/>
    </style:style>
    <style:style style:name="P2" style:family="paragraph" style:parent-style-name="Standard">
      <style:text-properties officeooo:rsid="001d8eaa" officeooo:paragraph-rsid="001dd132"/>
    </style:style>
    <style:style style:name="P3" style:family="paragraph" style:parent-style-name="Standard">
      <style:text-properties officeooo:rsid="001dd132" officeooo:paragraph-rsid="001dd132"/>
    </style:style>
    <style:style style:name="P4" style:family="paragraph" style:parent-style-name="Standard">
      <style:text-properties officeooo:rsid="001ff349" officeooo:paragraph-rsid="001dd132"/>
    </style:style>
    <style:style style:name="P5" style:family="paragraph" style:parent-style-name="Standard">
      <style:text-properties officeooo:rsid="00205b8d" officeooo:paragraph-rsid="00224c8e"/>
    </style:style>
    <style:style style:name="P6" style:family="paragraph" style:parent-style-name="Standard">
      <style:text-properties officeooo:rsid="00224c8e" officeooo:paragraph-rsid="00224c8e"/>
    </style:style>
    <style:style style:name="P7" style:family="paragraph" style:parent-style-name="Standard">
      <style:text-properties officeooo:rsid="00224c8e" officeooo:paragraph-rsid="0028f39a"/>
    </style:style>
    <style:style style:name="P8" style:family="paragraph" style:parent-style-name="Standard">
      <style:text-properties fo:font-style="italic" officeooo:rsid="00224c8e" officeooo:paragraph-rsid="00224c8e" style:font-style-asian="italic" style:font-style-complex="italic"/>
    </style:style>
    <style:style style:name="P9" style:family="paragraph" style:parent-style-name="Standard">
      <style:text-properties fo:font-style="italic" officeooo:rsid="00278b9c" officeooo:paragraph-rsid="00278b9c" style:font-style-asian="italic" style:font-style-complex="italic"/>
    </style:style>
    <style:style style:name="P10" style:family="paragraph" style:parent-style-name="Standard">
      <style:text-properties fo:font-style="italic" officeooo:rsid="002fcf83" officeooo:paragraph-rsid="002fcf83" style:font-style-asian="italic" style:font-style-complex="italic"/>
    </style:style>
    <style:style style:name="P11" style:family="paragraph" style:parent-style-name="Standard">
      <style:text-properties fo:font-style="italic" officeooo:rsid="0031fff8" officeooo:paragraph-rsid="0031fff8" style:font-style-asian="italic" style:font-style-complex="italic"/>
    </style:style>
    <style:style style:name="P12" style:family="paragraph" style:parent-style-name="Standard">
      <style:text-properties fo:font-style="italic" officeooo:rsid="0039dd69" officeooo:paragraph-rsid="0039dd69" style:font-style-asian="italic" style:font-style-complex="italic"/>
    </style:style>
    <style:style style:name="P13" style:family="paragraph" style:parent-style-name="Standard">
      <style:text-properties fo:font-style="normal" officeooo:rsid="00224c8e" officeooo:paragraph-rsid="00224c8e" style:font-style-asian="normal" style:font-style-complex="normal"/>
    </style:style>
    <style:style style:name="P14" style:family="paragraph" style:parent-style-name="Standard">
      <style:text-properties fo:font-style="normal" officeooo:rsid="00278b9c" officeooo:paragraph-rsid="0030df01" style:font-style-asian="normal" style:font-style-complex="normal"/>
    </style:style>
    <style:style style:name="P15" style:family="paragraph" style:parent-style-name="Standard">
      <style:text-properties fo:font-style="normal" officeooo:rsid="0031fff8" officeooo:paragraph-rsid="0031fff8" style:font-style-asian="normal" style:font-style-complex="normal"/>
    </style:style>
    <style:style style:name="P16" style:family="paragraph" style:parent-style-name="Standard">
      <style:text-properties fo:font-style="normal" officeooo:rsid="002d0674" officeooo:paragraph-rsid="0030df01" style:font-style-asian="normal" style:font-style-complex="normal"/>
    </style:style>
    <style:style style:name="P17" style:family="paragraph" style:parent-style-name="Standard">
      <style:text-properties fo:font-style="normal" officeooo:rsid="002fcf83" officeooo:paragraph-rsid="002fcf83" style:font-style-asian="normal" style:font-style-complex="normal"/>
    </style:style>
    <style:style style:name="P18" style:family="paragraph" style:parent-style-name="Standard">
      <style:text-properties fo:font-style="normal" officeooo:rsid="002fcf83" officeooo:paragraph-rsid="00449a65" style:font-style-asian="normal" style:font-style-complex="normal"/>
    </style:style>
    <style:style style:name="P19" style:family="paragraph" style:parent-style-name="Standard">
      <style:text-properties fo:font-style="normal" officeooo:rsid="003bdb90" officeooo:paragraph-rsid="003bdb90" style:font-style-asian="normal" style:font-style-complex="normal"/>
    </style:style>
    <style:style style:name="P20" style:family="paragraph" style:parent-style-name="Standard">
      <style:text-properties fo:font-style="normal" officeooo:rsid="003dfded" officeooo:paragraph-rsid="003dfded" style:font-style-asian="normal" style:font-style-complex="normal"/>
    </style:style>
    <style:style style:name="P21" style:family="paragraph" style:parent-style-name="Standard">
      <style:text-properties fo:font-style="normal" officeooo:rsid="00414134" officeooo:paragraph-rsid="00414134" style:font-style-asian="normal" style:font-style-complex="normal"/>
    </style:style>
    <style:style style:name="P22" style:family="paragraph" style:parent-style-name="Standard">
      <style:text-properties fo:font-style="normal" fo:font-weight="bold" officeooo:rsid="00464d0a" officeooo:paragraph-rsid="00464d0a" style:font-style-asian="normal" style:font-weight-asian="bold" style:font-style-complex="normal" style:font-weight-complex="bold"/>
    </style:style>
    <style:style style:name="P23" style:family="paragraph" style:parent-style-name="Standard">
      <style:text-properties fo:font-style="normal" fo:font-weight="bold" officeooo:rsid="00278b9c" officeooo:paragraph-rsid="00278b9c" style:font-style-asian="normal" style:font-weight-asian="bold" style:font-style-complex="normal" style:font-weight-complex="bold"/>
    </style:style>
    <style:style style:name="P24" style:family="paragraph" style:parent-style-name="Standard">
      <style:text-properties fo:font-style="normal" fo:font-weight="normal" officeooo:rsid="00464d0a" officeooo:paragraph-rsid="00464d0a" style:font-style-asian="normal" style:font-weight-asian="normal" style:font-style-complex="normal" style:font-weight-complex="normal"/>
    </style:style>
    <style:style style:name="P25" style:family="paragraph" style:parent-style-name="Standard">
      <style:text-properties fo:font-style="normal" fo:font-weight="normal" officeooo:rsid="00464d0a" officeooo:paragraph-rsid="0049f361" style:font-style-asian="normal" style:font-weight-asian="normal" style:font-style-complex="normal" style:font-weight-complex="normal"/>
    </style:style>
    <style:style style:name="P26" style:family="paragraph" style:parent-style-name="Standard">
      <style:text-properties officeooo:rsid="002434bb" officeooo:paragraph-rsid="0028f39a"/>
    </style:style>
    <style:style style:name="P27" style:family="paragraph" style:parent-style-name="Standard">
      <style:text-properties fo:font-weight="bold" officeooo:rsid="00224c8e" officeooo:paragraph-rsid="00224c8e" style:font-weight-asian="bold" style:font-weight-complex="bold"/>
    </style:style>
    <style:style style:name="P28" style:family="paragraph" style:parent-style-name="Standard">
      <style:text-properties fo:font-weight="bold" officeooo:rsid="001d8eaa" officeooo:paragraph-rsid="001d8eaa" style:font-weight-asian="bold" style:font-weight-complex="bold"/>
    </style:style>
    <style:style style:name="P29" style:family="paragraph" style:parent-style-name="Standard">
      <style:text-properties fo:font-weight="bold" officeooo:rsid="00464d0a" officeooo:paragraph-rsid="00464d0a" style:font-weight-asian="bold" style:font-weight-complex="bold"/>
    </style:style>
    <style:style style:name="P30" style:family="paragraph" style:parent-style-name="Table_20_Contents">
      <style:text-properties officeooo:rsid="0031fff8" officeooo:paragraph-rsid="0031fff8"/>
    </style:style>
    <style:style style:name="P31" style:family="paragraph" style:parent-style-name="Table_20_Contents">
      <style:paragraph-properties fo:text-align="end" style:justify-single-word="false"/>
      <style:text-properties officeooo:rsid="0031fff8" officeooo:paragraph-rsid="0031fff8"/>
    </style:style>
    <style:style style:name="P32" style:family="paragraph" style:parent-style-name="Standard" style:list-style-name="L4">
      <style:text-properties officeooo:rsid="00224c8e" officeooo:paragraph-rsid="00224c8e"/>
    </style:style>
    <style:style style:name="P33" style:family="paragraph" style:parent-style-name="Standard" style:list-style-name="L5">
      <style:text-properties officeooo:rsid="00224c8e" officeooo:paragraph-rsid="00224c8e"/>
    </style:style>
    <style:style style:name="P34" style:family="paragraph" style:parent-style-name="Standard" style:list-style-name="L6">
      <style:text-properties officeooo:rsid="00224c8e" officeooo:paragraph-rsid="00224c8e"/>
    </style:style>
    <style:style style:name="P35" style:family="paragraph" style:parent-style-name="Standard">
      <style:text-properties fo:font-style="normal" fo:font-weight="normal" officeooo:rsid="004e7303" officeooo:paragraph-rsid="0053b5ce" style:font-style-asian="normal" style:font-weight-asian="normal" style:font-style-complex="normal" style:font-weight-complex="normal"/>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dd132"/>
    </style:style>
    <style:style style:name="T2" style:family="text">
      <style:text-properties officeooo:rsid="001e75f0"/>
    </style:style>
    <style:style style:name="T3" style:family="text">
      <style:text-properties officeooo:rsid="001ff349"/>
    </style:style>
    <style:style style:name="T4" style:family="text">
      <style:text-properties officeooo:rsid="00224c8e"/>
    </style:style>
    <style:style style:name="T5" style:family="text">
      <style:text-properties officeooo:rsid="002434bb"/>
    </style:style>
    <style:style style:name="T6" style:family="text">
      <style:text-properties fo:font-style="italic" style:font-style-asian="italic" style:font-style-complex="italic"/>
    </style:style>
    <style:style style:name="T7" style:family="text">
      <style:text-properties fo:font-style="italic" officeooo:rsid="00278b9c" style:font-style-asian="italic" style:font-style-complex="italic"/>
    </style:style>
    <style:style style:name="T8" style:family="text">
      <style:text-properties fo:font-style="italic" officeooo:rsid="00369521" style:font-style-asian="italic" style:font-style-complex="italic"/>
    </style:style>
    <style:style style:name="T9" style:family="text">
      <style:text-properties fo:font-style="italic" officeooo:rsid="0037ac99" style:font-style-asian="italic" style:font-style-complex="italic"/>
    </style:style>
    <style:style style:name="T10" style:family="text">
      <style:text-properties fo:font-style="italic" officeooo:rsid="0038c5f7" style:font-style-asian="italic" style:font-style-complex="italic"/>
    </style:style>
    <style:style style:name="T11" style:family="text">
      <style:text-properties fo:font-style="italic" officeooo:rsid="0039dd69" style:font-style-asian="italic" style:font-style-complex="italic"/>
    </style:style>
    <style:style style:name="T12" style:family="text">
      <style:text-properties officeooo:rsid="0026f09a"/>
    </style:style>
    <style:style style:name="T13" style:family="text">
      <style:text-properties officeooo:rsid="002c1371"/>
    </style:style>
    <style:style style:name="T14" style:family="text">
      <style:text-properties officeooo:rsid="002d0674"/>
    </style:style>
    <style:style style:name="T15" style:family="text">
      <style:text-properties officeooo:rsid="0031fff8"/>
    </style:style>
    <style:style style:name="T16" style:family="text">
      <style:text-properties officeooo:rsid="0034cc73"/>
    </style:style>
    <style:style style:name="T17" style:family="text">
      <style:text-properties officeooo:rsid="00369521"/>
    </style:style>
    <style:style style:name="T18" style:family="text">
      <style:text-properties style:text-position="sub 58%"/>
    </style:style>
    <style:style style:name="T19" style:family="text">
      <style:text-properties style:text-position="sub 58%" officeooo:rsid="00369521"/>
    </style:style>
    <style:style style:name="T20" style:family="text">
      <style:text-properties style:text-position="sub 58%" officeooo:rsid="0037ac99"/>
    </style:style>
    <style:style style:name="T21" style:family="text">
      <style:text-properties style:text-position="sub 58%" officeooo:rsid="0039dd69"/>
    </style:style>
    <style:style style:name="T22" style:family="text">
      <style:text-properties style:text-position="sub 58%" officeooo:rsid="003d97e7"/>
    </style:style>
    <style:style style:name="T23" style:family="text">
      <style:text-properties style:text-position="sub 58%" officeooo:rsid="003da2c8"/>
    </style:style>
    <style:style style:name="T24" style:family="text">
      <style:text-properties style:text-position="sub 58%" officeooo:rsid="00425f44"/>
    </style:style>
    <style:style style:name="T25" style:family="text">
      <style:text-properties style:text-position="0% 100%"/>
    </style:style>
    <style:style style:name="T26" style:family="text">
      <style:text-properties style:text-position="0% 100%" officeooo:rsid="00369521"/>
    </style:style>
    <style:style style:name="T27" style:family="text">
      <style:text-properties style:text-position="0% 100%" fo:font-style="italic" style:font-style-asian="italic" style:font-style-complex="italic"/>
    </style:style>
    <style:style style:name="T28" style:family="text">
      <style:text-properties style:text-position="0% 100%" fo:font-style="italic" officeooo:rsid="00369521" style:font-style-asian="italic" style:font-style-complex="italic"/>
    </style:style>
    <style:style style:name="T29" style:family="text">
      <style:text-properties style:text-position="0% 100%" fo:font-style="italic" officeooo:rsid="0037ac99" style:font-style-asian="italic" style:font-style-complex="italic"/>
    </style:style>
    <style:style style:name="T30" style:family="text">
      <style:text-properties style:text-position="0% 100%" fo:font-style="italic" officeooo:rsid="0039dd69" style:font-style-asian="italic" style:font-style-complex="italic"/>
    </style:style>
    <style:style style:name="T31" style:family="text">
      <style:text-properties style:text-position="0% 100%" fo:font-style="italic" officeooo:rsid="003d97e7" style:font-style-asian="italic" style:font-style-complex="italic"/>
    </style:style>
    <style:style style:name="T32" style:family="text">
      <style:text-properties style:text-position="0% 100%" fo:font-style="italic" officeooo:rsid="003da2c8" style:font-style-asian="italic" style:font-style-complex="italic"/>
    </style:style>
    <style:style style:name="T33" style:family="text">
      <style:text-properties style:text-position="0% 100%" fo:font-style="italic" officeooo:rsid="003f777d" style:font-style-asian="italic" style:font-style-complex="italic"/>
    </style:style>
    <style:style style:name="T34" style:family="text">
      <style:text-properties style:text-position="0% 100%" fo:font-style="italic" officeooo:rsid="00425f44" style:font-style-asian="italic" style:font-style-complex="italic"/>
    </style:style>
    <style:style style:name="T35" style:family="text">
      <style:text-properties style:text-position="0% 100%" officeooo:rsid="0037ac99"/>
    </style:style>
    <style:style style:name="T36" style:family="text">
      <style:text-properties style:text-position="0% 100%" officeooo:rsid="0039dd69"/>
    </style:style>
    <style:style style:name="T37" style:family="text">
      <style:text-properties style:text-position="0% 100%" officeooo:rsid="003d97e7"/>
    </style:style>
    <style:style style:name="T38" style:family="text">
      <style:text-properties style:text-position="0% 100%" officeooo:rsid="003da2c8"/>
    </style:style>
    <style:style style:name="T39" style:family="text">
      <style:text-properties style:text-position="0% 100%" officeooo:rsid="003f777d"/>
    </style:style>
    <style:style style:name="T40" style:family="text">
      <style:text-properties style:text-position="0% 100%" officeooo:rsid="00425f44"/>
    </style:style>
    <style:style style:name="T41" style:family="text">
      <style:text-properties style:text-position="0% 100%" officeooo:rsid="004434e5"/>
    </style:style>
    <style:style style:name="T42" style:family="text">
      <style:text-properties style:text-position="0% 100%" officeooo:rsid="0047d46a"/>
    </style:style>
    <style:style style:name="T43" style:family="text">
      <style:text-properties style:text-position="0% 100%" officeooo:rsid="004856ce"/>
    </style:style>
    <style:style style:name="T44" style:family="text">
      <style:text-properties style:text-position="0% 100%" officeooo:rsid="0049f361"/>
    </style:style>
    <style:style style:name="T45" style:family="text">
      <style:text-properties style:text-position="0% 100%" officeooo:rsid="004a0244"/>
    </style:style>
    <style:style style:name="T46" style:family="text">
      <style:text-properties style:text-position="0% 100%" officeooo:rsid="004b19ac"/>
    </style:style>
    <style:style style:name="T47" style:family="text">
      <style:text-properties style:text-position="0% 100%" officeooo:rsid="004b4b01"/>
    </style:style>
    <style:style style:name="T48" style:family="text">
      <style:text-properties style:text-position="0% 100%" officeooo:rsid="004baa34"/>
    </style:style>
    <style:style style:name="T49" style:family="text">
      <style:text-properties style:text-position="0% 100%" officeooo:rsid="004cd1da"/>
    </style:style>
    <style:style style:name="T50" style:family="text">
      <style:text-properties style:text-position="0% 100%" officeooo:rsid="004e66a2"/>
    </style:style>
    <style:style style:name="T51" style:family="text">
      <style:text-properties style:text-position="0% 100%" officeooo:rsid="004e7303"/>
    </style:style>
    <style:style style:name="T52" style:family="text">
      <style:text-properties style:text-position="0% 100%" officeooo:rsid="004ee968"/>
    </style:style>
    <style:style style:name="T53" style:family="text">
      <style:text-properties style:text-position="0% 100%" officeooo:rsid="00519c24"/>
    </style:style>
    <style:style style:name="T54" style:family="text">
      <style:text-properties style:text-position="0% 100%" officeooo:rsid="0053891f"/>
    </style:style>
    <style:style style:name="T55" style:family="text">
      <style:text-properties style:text-position="0% 100%" officeooo:rsid="0053b5ce"/>
    </style:style>
    <style:style style:name="T56" style:family="text">
      <style:text-properties style:text-position="0% 100%" officeooo:rsid="005571b9"/>
    </style:style>
    <style:style style:name="T57" style:family="text">
      <style:text-properties style:text-position="0% 100%" officeooo:rsid="0055b2c7"/>
    </style:style>
    <style:style style:name="T58" style:family="text">
      <style:text-properties style:text-position="0% 100%" officeooo:rsid="0055d19c"/>
    </style:style>
    <style:style style:name="T59" style:family="text">
      <style:text-properties style:text-position="super 58%"/>
    </style:style>
    <style:style style:name="T60" style:family="text">
      <style:text-properties style:text-position="super 58%" officeooo:rsid="00369521"/>
    </style:style>
    <style:style style:name="T61" style:family="text">
      <style:text-properties officeooo:rsid="0037ac99"/>
    </style:style>
    <style:style style:name="T62" style:family="text">
      <style:text-properties officeooo:rsid="0038c5f7"/>
    </style:style>
    <style:style style:name="T63" style:family="text">
      <style:text-properties officeooo:rsid="0039dd69"/>
    </style:style>
    <style:style style:name="T64" style:family="text">
      <style:text-properties officeooo:rsid="003d9662"/>
    </style:style>
    <style:style style:name="T65" style:family="text">
      <style:text-properties officeooo:rsid="003d97e7"/>
    </style:style>
    <style:style style:name="T66"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robes in <text:span text:style-name="T3">S</text:span>pace: A Meta-Analysis of the Microbial Distance-Decay Relationship</text:p>
      <text:p text:style-name="P1"/>
      <text:p text:style-name="P1">Dave R Clark, Graham JC Underwood, Terry J McGenity, Alex J Dumbrell</text:p>
      <text:p text:style-name="P1"/>
      <text:p text:style-name="P1">School of Biological Sciences, University of Essex, Wivenhoe Park, Colchester, Essex, CO4 3SQ, UK.</text:p>
      <text:p text:style-name="P1"/>
      <text:p text:style-name="P1">Running title: Microbial Distance-Decay Relationships</text:p>
      <text:p text:style-name="P1"/>
      <text:p text:style-name="P29">Abstract</text:p>
      <text:p text:style-name="P28"/>
      <text:p text:style-name="P28">Introduction</text:p>
      <text:p text:style-name="P1"/>
      <text:p text:style-name="P1">The distance-decay relationship is one of the most commonly studied relationships in macroecology. The relationship quantifies how the similarity of community composition decays with increasing geographic distance between communities, <text:span text:style-name="T2">such that communities close together contain more similar species assemblages than those further apart</text:span>. In studies of “macro-organisms”, distance-decay relationships are frequently observed, and may occur over relatively short geographic distances, dependent on the dispersal abilities of the organisms present. For organisms with large dispersal distances, or frequent dispersal events, the relationship between the decay of compositional similarity would occur over larger geographic distances.</text:p>
      <text:p text:style-name="P1"/>
      <text:p text:style-name="P1">One group of organisms thought to be capable of frequent, or long distance dispersal are microorganisms. One of the earliest hypotheses about the nature of the microbial distance-decay relationship was formulated by Dutch microbiologist, Baas-Becking. Within this hypotheses, Baas Becking postulated that “everything is everywhere but, the environment selects”. The rationale behind this hypothesis was that microorganisms are extremely small and often maintain high population densitites, meaning that passive dispersal may be frequent, and occur over long distances. Therefore, EiE suggests that microorganisms <text:span text:style-name="T2">do</text:span> not exhibit a distance-decay relationship because communities separated by large geographic distances <text:span text:style-name="T2">will</text:span> contain the same, globally dispersed species. However, until recently, this was not readily testable.</text:p>
      <text:p text:style-name="P1"/>
      <text:p text:style-name="P2">However, the rapid development of molecular methods to study microbial communities, coupled with the provocative nature of EiE has resulted in an explosion of studies testing the distance-decay relationship in microbial communities. <text:span text:style-name="T1">These studies have revealed highly mixed results about this relationship. Many have reported significant relationships between microbial community composition and geographic distance over a range of scales, and for a range of taxa. However, a great number of studies have also found no correlation between microbial community composition and distance.</text:span></text:p>
      <text:p text:style-name="P2"/>
      <text:p text:style-name="P3">There are two possible explanations for such mixed results. Firstly, differences in methodological approaches may be causal. A common approach to studying microbial communities involves first PCR amplifying a phylogenetically informative marker gene. The diversity and composition of the community are then resolved using molecular fingerprinting techniques (e.g. TRFLP, DGGE) or high-throughput sequencing (e.g. Illumina MiSeq, 454 pyrosequencing). Such different approaches have been shown to have dramatically different resolutions, which may effect ecological conclusions. For instance, low resolution approaches may only sample the commonest organisms in a community, which are often also the most widespread, resulting in communities appearing artificially similar to each other. In addition, the use of different indices to quantify beta-diversity, or the changes in microbial community composition may also cause methodological bias. Certain indices have been shown to weight rare species differentially, whereas other indices have been shown to blur community turnover and nestedness.</text:p>
      <text:p text:style-name="P3"><text:soft-page-break/></text:p>
      <text:p text:style-name="P3">Whilst methodological differences are one potential reason for the variability in empirical microbial distance-decay relationships, an alternate explanation may be that the relationship is context dependent. In this instance, context could be considered to be the organisms studied (e.g. bacteria, archaea, fungi etc), the study system in question (soil, freshwater, extreme systems), or the spatial scale of the study. Taxonomic disparities between studies may cause different results if dispersal abilities are different between microorganisms. XXX shows this might be true. Study system may also influence the quantification of this relationship as the frequency and nature of dispersal events may be different (I.e a well mixed oceanic current versus a stable soil system). Finally, the spatial scale over which the study occurs could influence the result. For instance, turnover in microbial communities may happen at a spatial scale that is below or above the resolution of some studies, causing negative results. </text:p>
      <text:p text:style-name="P4"/>
      <text:p text:style-name="P5">Given the variability in microbial distance-decay relationships reported in the literature, we sought to understand <text:span text:style-name="T4">whether methodological, or contextual differences between studies best predict this relationship. To do this, we synthesise available data on the microbial distance-decay relationship in a meta-analysis, and use factors relating to methodological or contextual aspects of each study to predict this relationship. If methodological differences between studies explain the distance-decay relationship, we predict that:</text:span></text:p>
      <text:list xml:id="list7073846344403504733" text:style-name="L4">
        <text:list-item>
          <text:p text:style-name="P32">Studies based on metagenetic sequencing find stronger distance-decay relationships than those based on community fingerprinting.</text:p>
        </text:list-item>
        <text:list-item>
          <text:p text:style-name="P32">More intense sequencing depth approaches will result in stronger distance-decay relationships.</text:p>
        </text:list-item>
        <text:list-item>
          <text:p text:style-name="P32">Different similarity indices will result in different distance-decay relationships.</text:p>
        </text:list-item>
      </text:list>
      <text:p text:style-name="P6"/>
      <text:p text:style-name="P6">Whereas, if factors relating to the context of each study influence the nature of the distance-decay relationship, we hypothesise that:</text:p>
      <text:list xml:id="list6391941779397695394" text:style-name="L5">
        <text:list-item>
          <text:p text:style-name="P33">The distance-decay relationship will vary between different study taxa.</text:p>
        </text:list-item>
      </text:list>
      <text:list xml:id="list6076951492076214714" text:style-name="L6">
        <text:list-item>
          <text:p text:style-name="P34">That some study systems will be more prone to distance-decay relationships.</text:p>
        </text:list-item>
        <text:list-item>
          <text:p text:style-name="P34">That studies covering larger spatial scales will result in stronger distance-decay relationships.</text:p>
        </text:list-item>
      </text:list>
      <text:p text:style-name="P6"/>
      <text:p text:style-name="P27">Methods</text:p>
      <text:p text:style-name="P8">Meta-Analysis</text:p>
      <text:p text:style-name="P7">We assembled a dataset on microbial distance-decay relationships by conducting a systematic literature search using the Web of Science search portal. To do this, we searched for five different phrases, with which we aimed to maximise the size and coverage of our dataset <text:span text:style-name="T5">(Table XX)</text:span>. <text:span text:style-name="T5">We downloaded all search results from Web of Science and used the “metagear” package in R to screen abstracts for suitability for our study. We included any studies that had tested the distance-decay relationship in microbial communities, using Mantel correlations. Whilst only utilising studies that used the Mantel test may initially appear overly restrictive, this method is by far the commonest approach to statistically analysing the d-d relationship, and results in easily interpretable and analysable correlation coefficients. Analyses that only used partial Mantel tests (which are able to test for correlation between two matrices whilst controlling for a third) were discarded. This is because the effects of geographic distance can only be interpreted in a Mantel test in the context of other environmental predictors, which are likely to be highly variable between studies.</text:span></text:p>
      <text:p text:style-name="P7"/>
      <text:p text:style-name="P26">We also acknowledge that whilst our search terms may not have resulted in an exhaustive sampling of the studies to test this relationship in microbes, our approach offers a systematic and unbiased approach to gathering data.</text:p>
      <text:p text:style-name="P6"/>
      <text:p text:style-name="P6">­<text:span text:style-name="T6">Data </text:span><text:span text:style-name="T7">Acquisition</text:span></text:p>
      <text:p text:style-name="P13"><text:soft-page-break/>From each study, we attempted to extract the following information which <text:span text:style-name="T12">we used as</text:span> the predictors <text:span text:style-name="T12">of the d-d relationship; community characterisation method (e.g. TRFLP, clone library, pyrosequencing, MiSeq), sequencing depth (total sequences gathered), similarity index (e.g. Bray-Curtis, Jaccard), study taxa (e.g. Archaea, Bacteria, Fungi), study biome (e.g. soil, marine water, sediment) and spatial scale (max geographic distance separating sampled communities). Importantly, we standardised Mantel correlation coefficients so that a positive coefficient indicates a relationship in which community dissimilarity increases with distance. This was necessary as some studies quantify community similarity, whereas others quantify it’s complement, community dissimilarity (1 – similarity). Where possible, we used Mantel test results from entire communities or study systems, as some studies had partitioned communities (e.g. into common and rare OTUs) or samples (e.g. into different regions) and analysed them separately.</text:span></text:p>
      <text:p text:style-name="P13"/>
      <text:p text:style-name="P9">Statistical Analyses</text:p>
      <text:p text:style-name="P11">To be added</text:p>
      <text:p text:style-name="P9"/>
      <text:p text:style-name="P23">Results</text:p>
      <text:p text:style-name="P14">Our initial Web of Science searches resulted in a total of <text:span text:style-name="T13">2,250</text:span> search hits <text:span text:style-name="T15">(Table X)</text:span>. <text:span text:style-name="T13">After removing duplicate hits (i.e. studies that appeared in multiple searches), this number reduced to 2,031 hits.</text:span> Manual screening of <text:span text:style-name="T13">the</text:span> abstracts yielded <text:span text:style-name="T14">547 studies which were deemed to be potentially suitable for use in this analysis. Following data extraction (see Methods description), data were successfully obtained from 108 studies, resulting in 287 data points. Reported Mantel correlation coefficients ranged from</text:span><office:annotation office:name="__Fieldmark__702_1854655610"><dc:creator>Unknown Author</dc:creator><dc:date>2017-07-30T16:30:34</dc:date><text:list text:style-name=""><text:list-item><text:p>Decide on suitable precision</text:p></text:list-item></text:list></office:annotation><text:span text:style-name="T14"> -0.24 to 0.95, </text:span><office:annotation-end office:name="__Fieldmark__702_1854655610"/><text:span text:style-name="T14">with a mean of 0.27 (std. Error = 0.014).</text:span></text:p>
      <text:p text:style-name="P14"/>
      <text:p text:style-name="P15">Table X. Details of the five Web of Science search parameters, and the number of hits. A Web of Science search history file is provided in the Supplementary Material.</text:p>
      <table:table table:name="Table1" table:style-name="Table1">
        <table:table-column table:style-name="Table1.A"/>
        <table:table-column table:style-name="Table1.B"/>
        <table:table-column table:style-name="Table1.C"/>
        <table:table-row>
          <table:table-cell table:style-name="Table1.A1" office:value-type="string">
            <text:p text:style-name="P31">Search </text:p>
          </table:table-cell>
          <table:table-cell table:style-name="Table1.A1" office:value-type="string">
            <text:p text:style-name="P30">Search terms</text:p>
          </table:table-cell>
          <table:table-cell table:style-name="Table1.C1" office:value-type="string">
            <text:p text:style-name="P31">Number of hits</text:p>
          </table:table-cell>
        </table:table-row>
        <table:table-row>
          <table:table-cell table:style-name="Table1.A2" office:value-type="string">
            <text:p text:style-name="P31">1</text:p>
          </table:table-cell>
          <table:table-cell table:style-name="Table1.A2" office:value-type="string">
            <text:p text:style-name="P30">TS = (biogeograph*) AND TS = (bacteria* OR archaea* OR microb* OR microorganism*)</text:p>
          </table:table-cell>
          <table:table-cell table:style-name="Table1.C2" office:value-type="string">
            <text:p text:style-name="P31">1,872</text:p>
          </table:table-cell>
        </table:table-row>
        <table:table-row>
          <table:table-cell table:style-name="Table1.A2" office:value-type="string">
            <text:p text:style-name="P31">2</text:p>
          </table:table-cell>
          <table:table-cell table:style-name="Table1.A2" office:value-type="string">
            <text:p text:style-name="P30">TS = (macroecolog*) AND TS = (bacteria* OR archaea* OR microb* OR microorganism*)</text:p>
          </table:table-cell>
          <table:table-cell table:style-name="Table1.C2" office:value-type="string">
            <text:p text:style-name="P31">85</text:p>
          </table:table-cell>
        </table:table-row>
        <table:table-row>
          <table:table-cell table:style-name="Table1.A2" office:value-type="string">
            <text:p text:style-name="P31">3</text:p>
          </table:table-cell>
          <table:table-cell table:style-name="Table1.A2" office:value-type="string">
            <text:p text:style-name="P30">TS = ("everything is everywhere") AND TS = (bacteria* OR archaea* OR microb* OR microorganism*)</text:p>
          </table:table-cell>
          <table:table-cell table:style-name="Table1.C2" office:value-type="string">
            <text:p text:style-name="P31">53</text:p>
          </table:table-cell>
        </table:table-row>
        <table:table-row>
          <table:table-cell table:style-name="Table1.A2" office:value-type="string">
            <text:p text:style-name="P31">4</text:p>
          </table:table-cell>
          <table:table-cell table:style-name="Table1.A2" office:value-type="string">
            <text:p text:style-name="P30">TS = ("geographic distance") AND TS = (bacteria* OR archaea* OR microb* OR microorganism*)</text:p>
          </table:table-cell>
          <table:table-cell table:style-name="Table1.C2" office:value-type="string">
            <text:p text:style-name="P31">133</text:p>
          </table:table-cell>
        </table:table-row>
        <table:table-row>
          <table:table-cell table:style-name="Table1.A2" office:value-type="string">
            <text:p text:style-name="P31">5</text:p>
          </table:table-cell>
          <table:table-cell table:style-name="Table1.A2" office:value-type="string">
            <text:p text:style-name="P30">TS = ("distance decay") AND TS = (bacteria* OR archaea* OR microb* OR microorganism*)</text:p>
          </table:table-cell>
          <table:table-cell table:style-name="Table1.C2" office:value-type="string">
            <text:p text:style-name="P31">107</text:p>
          </table:table-cell>
        </table:table-row>
      </table:table>
      <text:p text:style-name="P15"/>
      <text:p text:style-name="P16"><text:s/></text:p>
      <text:p text:style-name="P10">Influence of methodological factors on D-D relationship</text:p>
      <text:p text:style-name="P18">To determine whether the microbial distance-decay relationship may be influenced by methodological factors, we tested whether the method of community characterisation, sampling depth, or choice of community similarity index influence the Mantel correlation coefficient. <text:span text:style-name="T16">In contrast to our prediction, higher resolution community quantification methods (HTS) did not result in significantly higher Mantel coefficients when compared to fingerprinting methods, or other low resolution methods (F</text:span><text:span text:style-name="T19">2, 284</text:span><text:span text:style-name="T26"> = 0.187, </text:span><text:span text:style-name="T28">P</text:span><text:span text:style-name="T26"> = 0.829)</text:span><text:span text:style-name="T16">. However, when we examined only statistically significant (alpha = 0.05) Mantel coefficients, studies that used HTS had higher Mantel coefficients, approaching statistical significance (F</text:span><text:span text:style-name="T19">2, 175</text:span><text:span text:style-name="T26"> = 2.731, </text:span><text:span text:style-name="T28">P</text:span><text:span text:style-name="T26"> = 0.068)</text:span><text:span text:style-name="T16">.</text:span></text:p>
      <text:p text:style-name="P18"/>
      <text:p text:style-name="P18"><text:span text:style-name="T16">Sequencing/sampling depth was also significantly and positively related to the Mantel coefficient, albeit with a small effect size (slope = 0.02, </text:span><text:span text:style-name="T8">P </text:span><text:span text:style-name="T17">&lt; 0.05, adj-R</text:span><text:span text:style-name="T60">2</text:span><text:span text:style-name="T26"> = </text:span><text:span text:style-name="T35">0.02</text:span><text:span text:style-name="T17">). Significant Mantel coefficients </text:span><text:soft-page-break/><text:span text:style-name="T17">were not related to sequencing depth (slope = 0.01, </text:span><text:span text:style-name="T9">P</text:span><text:span text:style-name="T61"> = 0.282). In line with our expectation, signficant differences were also detected between dissimilarity indexes (F</text:span><text:span text:style-name="T20">14, 271</text:span><text:span text:style-name="T35"> = 4.959, </text:span><text:span text:style-name="T29">P</text:span><text:span text:style-name="T35"> &lt; 0.001)</text:span><text:span text:style-name="T61">. Several indices were exlcuded from these tests as they had too few ocurrences to get a reliable estimate of the mean (indices with &lt; 4 occurrences were excluded). Tukey HSD tests showed Mantel coefficients from Raup-Crick and Unifrac indices were signficantly lower than Bray-Curtis (</text:span><text:span text:style-name="T10">P</text:span><text:span text:style-name="T62"> &lt; 0.01 in each case), and Sørensen based coefficients were higher than Euclidean, Raup-Crick, and Unifrac indices (</text:span><text:span text:style-name="T10">P</text:span><text:span text:style-name="T62"> &lt; 0.01 in all cases). Furthermore, Mantel coefficients were significantly different between index types (abundance, binary, phylogenetic; F</text:span><text:span text:style-name="T21">2, 284</text:span><text:span text:style-name="T36"> = 5.413, </text:span><text:span text:style-name="T30">P</text:span><text:span text:style-name="T36"> &lt; 0.01</text:span><text:span text:style-name="T62">), with Tukey HSD test showing that Mantel coefficients based on phylogenetic distances were significantly lower than both abundance (</text:span><text:span text:style-name="T11">P</text:span><text:span text:style-name="T63"> &lt; 0.01) and binary based indices (</text:span><text:span text:style-name="T11">P</text:span><text:span text:style-name="T63"> &lt; 0.05).</text:span></text:p>
      <text:p text:style-name="P17"/>
      <text:p text:style-name="P12">Influence of Context on D-D relationship</text:p>
      <text:p text:style-name="P19">As well as methodological considerations, we also tested for the in<text:span text:style-name="T64">fl</text:span>uence of several biological contextual aspects including study taxa, scale, and biome. <text:span text:style-name="T65">By far the most commonly studied taxa were Bacteria, followed by fungi and microbial Eukaryotes, yet no difference was found in the Mantel coefficients associated with each taxa (F </text:span><text:span text:style-name="T22">5, 281</text:span><text:span text:style-name="T37"> = 1.394, </text:span><text:span text:style-name="T31">P</text:span><text:span text:style-name="T37"> = 0.227). Examining only statistically significant Mantel coefficients revealed marginally significant differences between taxa (F </text:span><text:span text:style-name="T22">5, 172</text:span><text:span text:style-name="T37"> = 2.51, </text:span><text:span text:style-name="T31">P</text:span><text:span text:style-name="T37"> &lt; 0.05) with the </text:span><text:span text:style-name="T38">three coefficients incorporating bacteria and fungi being significantly lower than archaeal coefficients (Tukey HSD; </text:span><text:span text:style-name="T32">P</text:span><text:span text:style-name="T38"> &lt; 0.05). Removing these three coefficients resulted in no differences between taxa (F </text:span><text:span text:style-name="T23">4, 170</text:span><text:span text:style-name="T38"> = 1.445, </text:span><text:span text:style-name="T32">P</text:span><text:span text:style-name="T38"> = 0.221).</text:span></text:p>
      <text:p text:style-name="P19"/>
      <text:p text:style-name="P20"><text:span text:style-name="T38">F</text:span><text:span text:style-name="T25">or those biomes with more than three data points, signficant differences were found (F</text:span><text:span text:style-name="T18">8, 262</text:span><text:span text:style-name="T25"> = 8.8, </text:span><text:span text:style-name="T27">P</text:span><text:span text:style-name="T25"> &lt; 0.001). Specifically, sponge associated communities displayed higher Mantel coefficients than all other biomes (Tukey HSD; </text:span><text:span text:style-name="T27">P </text:span><text:span text:style-name="T39">&lt; 0.05 in all cases), and grassland communities had lower coefficients than most other biomes (forest, lake, ocean, river, sediment, sponge; </text:span><text:span text:style-name="T33">P</text:span><text:span text:style-name="T39"> &lt; 0.05 in all cases). </text:span><text:span text:style-name="T40">Furthermore, the different types of environmental materials sampled showed significant differences in Mantel coefficients (F</text:span><text:span text:style-name="T24">4, 280</text:span><text:span text:style-name="T40"> = 7.35, </text:span><text:span text:style-name="T34">P</text:span><text:span text:style-name="T40"> &lt; 0.001). </text:span><text:span text:style-name="T41">Suprisingly, </text:span><text:span text:style-name="T40">soils show</text:span><text:span text:style-name="T41">ed</text:span><text:span text:style-name="T40"> signficantly lower coefficients than host, sediment, or water associated coefficients (Tukey HSD; </text:span><text:span text:style-name="T34">P</text:span><text:span text:style-name="T40"> &lt; 0.01 in all cases).</text:span></text:p>
      <text:p text:style-name="P20"/>
      <text:p text:style-name="P21"><text:span text:style-name="T39">F</text:span><text:span text:style-name="T25">inally, concordant with our expectation, there was a signficant, positive relationship between the (log) study scale and the Mantel coefficient (slope = 0.016, </text:span><text:span text:style-name="T27">P</text:span><text:span text:style-name="T25"> &lt; 0.001, adj-R</text:span><text:span text:style-name="T59">2</text:span><text:span text:style-name="T25"> = 0.12), showing that studies with larger spatial extents </text:span><text:span text:style-name="T41">tend</text:span><text:span text:style-name="T25"> to find stronger correlations between community dissimilarity and geographic distance.</text:span><text:span text:style-name="T41"> This relationship held when we examined only significant Mantel coefficients (Table SX).</text:span></text:p>
      <text:p text:style-name="P21"/>
      <text:p text:style-name="P22"><text:span text:style-name="T41">D</text:span><text:span text:style-name="T25">iscussion</text:span></text:p>
      <text:p text:style-name="P24"/>
      <text:p text:style-name="P25"><text:span text:style-name="T25">Overall, </text:span><text:span text:style-name="T44">our meta-analysis of microbial distance-decay (d-d) relationships has highlighted that these relationships may be influenced by both methodological approach, and by biological context. In particular, our results indicate that the microbial d-d relationship is far from universal and that choice of methodology and study system should be key considerations for future research into this relationship.</text:span></text:p>
      <text:p text:style-name="P25"/>
      <text:p text:style-name="P25"><text:span text:style-name="T42">The rapid development and turnover of methods </text:span><text:span text:style-name="T43">in microbial ecology has meant that our ability to detect and characterise ecological patterns in microbial communities has improved through time, </text:span><text:span text:style-name="T44">with next-generation sequencing platforms able to quantify microbial communities in ever increasing detail (Roesch et al 2007, </text:span><text:span text:style-name="T45">Caporaso et al 2011)</text:span><text:span text:style-name="T45"><office:annotation><dc:creator>Unknown Author</dc:creator><dc:date>2017-07-30T16:30:51</dc:date><text:list text:continue-numbering="true" text:style-name=""><text:list-item><text:p text:style-name="P36"><text:span text:style-name="T66">Replace all refs with mendeley ones</text:span></text:p></text:list-item></text:list></office:annotation></text:span><text:span text:style-name="T45">. </text:span><text:span text:style-name="T46">T</text:span><text:span text:style-name="T45">he tremendous sequencing depth of </text:span><office:annotation office:name="__Fieldmark__703_1854655610"><dc:creator>Unknown Author</dc:creator><dc:date>2017-07-30T16:31:05</dc:date><text:list text:continue-numbering="true" text:style-name=""><text:list-item><text:p>Be consistent</text:p></text:list-item></text:list></office:annotation><text:span text:style-name="T45">NGS</text:span><office:annotation-end office:name="__Fieldmark__703_1854655610"/><text:span text:style-name="T45"> platforms allows them to illuminate the “rare biosphere”, </text:span><text:span text:style-name="T46">thus elevating them over other approaches such as “fingerprinting” which tend to capture a smaller proportion of the community. Initially, our results suggested that HTS based approaches yielded similar strength d-d relationships to lower resolution methods as fingerprinting and Sanger sequencing, suggesting that the massive </text:span><text:soft-page-break/><text:span text:style-name="T46">sequencing depths offered by HTS platforms are not necessary to capture these ecological patterns. However, when we examined only statistically significant d-d relationships, relationships derived from HTS approaches were stronger than other approaches. Th</text:span><text:span text:style-name="T47">e ability of different methods to alter the strength of the d-d relationship is expected for two reasons. Firstly, fingerprinting </text:span><text:span text:style-name="T48">and HTS approaches generate capture microbial diversity at different taxonomic resolutions. Comparative approaches have shown that fingerprinting approaches such as ARISA are comparable to HTS data at the phylum level for instance </text:span><text:span text:style-name="T49">(Gobet et al 2014)</text:span><text:span text:style-name="T48">. </text:span><text:span text:style-name="T50">Fingerprinting methods are therefore limited in that they may not detect compositional differences between communities at increasingly fine taxonomic resolutions. This may weaken the d-d relationship in instances where the communities contain similar </text:span><text:span text:style-name="T51">families, but dissimilar species. Secondly, fingerprinting methods are unable to sample from the “rare biosphere”, unlike HTS approaches. This is significant as, microbial communities often follow an occupancy-abundance relationship in which the most common organisms are also the most widespread, and the rarer organisms are the most restricted. Therefore, it is the rarer organisms in the community that contribute disproportionately to community dissimilarity. Sampling only the most common, widespread organisms would flatten the d-d relationship by making communities appear artificially similar in composition. </text:span></text:p>
      <text:p text:style-name="P25"/>
      <text:p text:style-name="P35"><text:span text:style-name="T25">Another methodological choice that was found to influence the strength of the microbial d-d relationship is the choice of dissimilarity index. Dissimilarity indices can vary in the type of data they consider (</text:span><text:span text:style-name="T52">quantitative vs qualitative</text:span><text:span text:style-name="T25">), the type of distance they quantify (compositional vs. phylogenetic), and the weight they place on common or rare species. Within our study, </text:span><text:span text:style-name="T52">we found significant differences in the d-d relationship between different indices, and between different index types. In particular, d-d relationship using phylogenetic indices were signficantly flatter than compositional indices, whereas there was no difference between binary (presence/absence) and abundance based indices. </text:span><text:span text:style-name="T53">Phylogenetic dissimilarity metrics may result in lower Mantel correlation coefficients for the same reason that fingerprinting methods do; because communities predominantly differ at fine </text:span><text:span text:style-name="T54">taxonomic resolutions. This means that communities may share large proportions of phylogenetic branch lengths, but will differ in exact species or OTU composition. The result of this is that communities appear more similar than when compared with compositional dissimilarity metrics, resulting in flatter d-d relationships (and therefore lower Mantel coefficients). </text:span><text:span text:style-name="T56">Surprisingly, we observed no difference between quantitative and qualitative dissimilarity indices. This suggests that changes in the abundance of microbial species or OTUs does not contribute to </text:span></text:p>
      <text:p text:style-name="P35"/>
      <text:p text:style-name="P35"><text:span text:style-name="T55">We also note that our data revealed an overwhelming bias in the use of dissimilarity metrics to classic indices such as Bray-Curtis or Jaccard. Whilst these indices are undoubtedly amongst the most frequently used not only in microbial ecology, but also in other areas of ecology, we wish to highlight </text:span><text:span text:style-name="T56">several contemporary</text:span><text:span text:style-name="T55"> indices </text:span><text:span text:style-name="T56">which may better suit the questions microbial ecologists ask of their data. For instance, classic metrics do not take into consideration co-ocurrence information present within the data. To this end, a new family of metrics have been defined which account for species co-ocurrences as well as shared taxa (schmidt et al 2017). Additionally, </text:span><text:span text:style-name="T57">many indices rely on equal sample sizes, and are sensitive to differences in species richness. Chao et al (2004)</text:span><text:span text:style-name="T56"> </text:span><text:span text:style-name="T57">therefore extended classic indices such as Jaccard and Sorensen to take into account unseen species, and also to make them less sensitive to differential sample sizes, thus reducing the need for post-sequencing sample normalisation. Finally, it is known that many indices merge true compositional turnover (replacement of species) and nestedness (whereby communities are subsets of one another). However, modified versions of classic indices such as Jaccard, Sorensen, and Bray-Curtis have been developed which allow partitioning of these processes, which should allow </text:span><text:span text:style-name="T58">a more mechanistic understanding of the processes behind d-d relationshi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9:04:52.775796161</meta:creation-date>
    <dc:date>2017-07-31T15:28:14.832270006</dc:date>
    <meta:editing-duration>PT9H44M29S</meta:editing-duration>
    <meta:editing-cycles>17</meta:editing-cycles>
    <meta:generator>LibreOffice/4.2.8.2$Linux_X86_64 LibreOffice_project/420m0$Build-2</meta:generator>
    <meta:document-statistic meta:table-count="1" meta:image-count="0" meta:object-count="0" meta:page-count="5" meta:paragraph-count="61" meta:word-count="2709" meta:character-count="18921" meta:non-whitespace-character-count="16277"/>
  </office:meta>
</office:document-meta>
</file>